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f285" officeooo:paragraph-rsid="000df285"/>
    </style:style>
    <style:style style:name="P2" style:family="paragraph" style:parent-style-name="Text_20_body">
      <style:text-properties officeooo:paragraph-rsid="000df285"/>
    </style:style>
    <style:style style:name="P3" style:family="paragraph" style:parent-style-name="Standard">
      <style:paragraph-properties fo:text-align="start" style:justify-single-word="false"/>
      <style:text-properties officeooo:rsid="000c1839" officeooo:paragraph-rsid="000c1839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0df285" officeooo:paragraph-rsid="000df285"/>
    </style:style>
    <style:style style:name="P9" style:family="paragraph" style:parent-style-name="Heading_20_1" style:list-style-name="">
      <style:text-properties officeooo:rsid="000df285" officeooo:paragraph-rsid="000df285"/>
    </style:style>
    <style:style style:name="P10" style:family="paragraph" style:parent-style-name="Heading_20_1">
      <style:paragraph-properties fo:break-before="page"/>
      <style:text-properties officeooo:rsid="00132d5c" officeooo:paragraph-rsid="00132d5c"/>
    </style:style>
    <style:style style:name="P11" style:family="paragraph" style:parent-style-name="Heading_20_2">
      <style:text-properties officeooo:rsid="00132d5c" officeooo:paragraph-rsid="00132d5c"/>
    </style:style>
    <style:style style:name="P12" style:family="paragraph" style:parent-style-name="Heading_20_2">
      <style:text-properties officeooo:paragraph-rsid="00132d5c"/>
    </style:style>
    <style:style style:name="P13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paragraph-rsid="000df285"/>
    </style:style>
    <style:style style:name="P1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paragraph-rsid="000df285"/>
    </style:style>
    <style:style style:name="P15" style:family="paragraph" style:parent-style-name="Text_20_body">
      <style:text-properties officeooo:rsid="000df285" officeooo:paragraph-rsid="000df285"/>
    </style:style>
    <style:style style:name="P16" style:family="paragraph" style:parent-style-name="Text_20_body">
      <style:text-properties officeooo:paragraph-rsid="000df285"/>
    </style:style>
    <style:style style:name="P17" style:family="paragraph" style:parent-style-name="Text_20_body">
      <style:text-properties officeooo:paragraph-rsid="00132d5c"/>
    </style:style>
    <style:style style:name="T1" style:family="text">
      <style:text-properties officeooo:rsid="000df285"/>
    </style:style>
    <style:style style:name="T2" style:family="text">
      <style:text-properties officeooo:rsid="00132d5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chnologie i oprogramowanie chmurowe</text:p>
      <text:p text:style-name="P3">Projekt</text:p>
      <text:p text:style-name="P3">Bazan Michał – 163881</text:p>
      <text:p text:style-name="P3"/>
      <text:p text:style-name="P3"/>
      <text:p text:style-name="P1">Temat:</text:p>
      <text:p text:style-name="P13"><text:span text:style-name="T1">Konteneryzacja – Docker. Różnica między Docker Compose i Docker Swarm (konfigurowania wielu kontenerów na tym samym hoście, narzędzie do orkiestracji kontenerów). </text:span>Docker + WSL2 - windows subsystem for linux. </text:p>
      <text:p text:style-name="P14"/>
      <text:p text:style-name="P14">Charakterystyka+porownanie+przyklad implementacji.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7">Spis treści</text:p>
          </text:index-title>
          <text:p text:style-name="P5"><text:a xlink:type="simple" xlink:href="#__RefHeading___Toc106_1901145865" text:style-name="Index_20_Link" text:visited-style-name="Index_20_Link">Konteneryzacja<text:tab/>3</text:a></text:p>
          <text:p text:style-name="P6"><text:a xlink:type="simple" xlink:href="#__RefHeading___Toc111_814459688" text:style-name="Index_20_Link" text:visited-style-name="Index_20_Link">Czym jest konteneryzacja?<text:tab/>3</text:a></text:p>
          <text:p text:style-name="P6"><text:a xlink:type="simple" xlink:href="#__RefHeading___Toc113_814459688" text:style-name="Index_20_Link" text:visited-style-name="Index_20_Link">Konteneryzacja i Docker<text:tab/>3</text:a></text:p>
          <text:p text:style-name="P5"><text:a xlink:type="simple" xlink:href="#__RefHeading___Toc108_1901145865" text:style-name="Index_20_Link" text:visited-style-name="Index_20_Link">Docker Compose i Docker Swarm<text:tab/>4</text:a></text:p>
          <text:p text:style-name="P6"><text:a xlink:type="simple" xlink:href="#__RefHeading___Toc115_814459688" text:style-name="Index_20_Link" text:visited-style-name="Index_20_Link">Porównanie narzędzi<text:tab/>4</text:a></text:p>
          <text:p text:style-name="P6"><text:a xlink:type="simple" xlink:href="#__RefHeading___Toc117_814459688" text:style-name="Index_20_Link" text:visited-style-name="Index_20_Link">Implementacja Docker Compose<text:tab/>4</text:a></text:p>
          <text:p text:style-name="P6"><text:a xlink:type="simple" xlink:href="#__RefHeading___Toc119_814459688" text:style-name="Index_20_Link" text:visited-style-name="Index_20_Link">Implementacja Docker Swarm<text:tab/>4</text:a></text:p>
          <text:p text:style-name="P6"><text:a xlink:type="simple" xlink:href="#__RefHeading___Toc118_1901145865" text:style-name="Index_20_Link" text:visited-style-name="Index_20_Link">Wnioski<text:tab/>4</text:a></text:p>
          <text:p text:style-name="P5"><text:a xlink:type="simple" xlink:href="#__RefHeading___Toc109_814459688" text:style-name="Index_20_Link" text:visited-style-name="Index_20_Link">Integracja z WSL2<text:tab/>5</text:a></text:p>
          <text:p text:style-name="P6"><text:a xlink:type="simple" xlink:href="#__RefHeading___Toc121_814459688" text:style-name="Index_20_Link" text:visited-style-name="Index_20_Link">Czym jest WSL2?<text:tab/>5</text:a></text:p>
          <text:p text:style-name="P6"><text:a xlink:type="simple" xlink:href="#__RefHeading___Toc123_814459688" text:style-name="Index_20_Link" text:visited-style-name="Index_20_Link">Test działania Dockera wewnątrz WSL2<text:tab/>5</text:a></text:p>
          <text:p text:style-name="P6"><text:a xlink:type="simple" xlink:href="#__RefHeading___Toc125_814459688" text:style-name="Index_20_Link" text:visited-style-name="Index_20_Link">Zalety i wady rozwiązania<text:tab/>5</text:a></text:p>
        </text:index-body>
      </text:table-of-content>
      <text:p text:style-name="P3"/>
      <text:h text:style-name="P8" text:outline-level="1"><text:bookmark-start text:name="__RefHeading___Toc106_1901145865"/>Konteneryzacja<text:bookmark-end text:name="__RefHeading___Toc106_1901145865"/></text:h>
      <text:p text:style-name="P2"/>
      <text:h text:style-name="P11" text:outline-level="2" text:is-list-header="true"><text:bookmark-start text:name="__RefHeading___Toc111_814459688"/>Czym jest konteneryzacja?<text:bookmark-end text:name="__RefHeading___Toc111_814459688"/></text:h>
      <text:p text:style-name="P17"/>
      <text:h text:style-name="P11" text:outline-level="2"><text:bookmark-start text:name="__RefHeading___Toc113_814459688"/>Konteneryzacja i Docker<text:bookmark-end text:name="__RefHeading___Toc113_814459688"/></text:h>
      <text:p text:style-name="P2"/>
      <text:h text:style-name="P9" text:outline-level="1"/>
      <text:h text:style-name="P10" text:outline-level="1"><text:bookmark-start text:name="__RefHeading___Toc108_1901145865"/>Docker Compose i Docker Swarm<text:bookmark-end text:name="__RefHeading___Toc108_1901145865"/></text:h>
      <text:p text:style-name="P2"/>
      <text:h text:style-name="P11" text:outline-level="2"><text:bookmark-start text:name="__RefHeading___Toc115_814459688"/>Porównanie narzędzi<text:bookmark-end text:name="__RefHeading___Toc115_814459688"/></text:h>
      <text:p text:style-name="P17"/>
      <text:h text:style-name="P11" text:outline-level="2"><text:bookmark-start text:name="__RefHeading___Toc117_814459688"/>Implementacja Docker Compose<text:bookmark-end text:name="__RefHeading___Toc117_814459688"/></text:h>
      <text:p text:style-name="P17"/>
      <text:h text:style-name="P12" text:outline-level="2"><text:bookmark-start text:name="__RefHeading___Toc119_814459688"/><text:span text:style-name="T2">Implementacja Docker Swarm</text:span><text:bookmark-end text:name="__RefHeading___Toc119_814459688"/></text:h>
      <text:p text:style-name="P15"/>
      <text:h text:style-name="P11" text:outline-level="2"><text:bookmark-start text:name="__RefHeading___Toc118_1901145865"/>Wnioski<text:bookmark-end text:name="__RefHeading___Toc118_1901145865"/></text:h>
      <text:h text:style-name="P10" text:outline-level="1"><text:bookmark-start text:name="__RefHeading___Toc109_814459688"/>Integracja z WSL2<text:bookmark-end text:name="__RefHeading___Toc109_814459688"/></text:h>
      <text:p text:style-name="P17"/>
      <text:h text:style-name="P11" text:outline-level="2"><text:bookmark-start text:name="__RefHeading___Toc121_814459688"/>Czym jest WSL2?<text:bookmark-end text:name="__RefHeading___Toc121_814459688"/></text:h>
      <text:p text:style-name="P17"/>
      <text:h text:style-name="P11" text:outline-level="2"><text:bookmark-start text:name="__RefHeading___Toc123_814459688"/>Test działania Dockera wewnątrz WSL2<text:bookmark-end text:name="__RefHeading___Toc123_814459688"/></text:h>
      <text:p text:style-name="P17"/>
      <text:h text:style-name="P11" text:outline-level="2"><text:bookmark-start text:name="__RefHeading___Toc125_814459688"/>Zalety i wady rozwiązania<text:bookmark-end text:name="__RefHeading___Toc125_81445968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7:17.729128349</meta:creation-date>
    <dc:date>2024-05-08T01:10:00.806737384</dc:date>
    <meta:editing-duration>PT14M4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5" meta:paragraph-count="31" meta:word-count="125" meta:character-count="892" meta:non-whitespace-character-count="795"/>
  </office:meta>
</office:document-meta>
</file>